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fo:min-height="0.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8cm" svg:height="0.3cm" svg:x="2.4cm" svg:y="6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6cm" svg:height="0.3cm" svg:x="14.2cm" svg:y="6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3.2cm" svg:height="0.3cm" svg:x="2.4cm" svg:y="9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3.2cm" svg:height="0.3cm" svg:x="2.9cm" svg:y="10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3.2cm" svg:height="0.3cm" svg:x="3.6cm" svg:y="10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3.2cm" svg:height="0.3cm" svg:x="4.4cm" svg:y="11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3.2cm" svg:height="0.3cm" svg:x="5.7cm" svg:y="12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3.2cm" svg:height="0.3cm" svg:x="6.8cm" svg:y="1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" draw:text-style-name="P2" draw:layer="layout" svg:width="4cm" svg:height="0.75cm" svg:x="4.1cm" svg:y="5.8cm">
            <draw:text-box>
              <text:p text:style-name="P2"><text:span text:style-name="T1">Test sequence (t)</text:span></text:p>
            </draw:text-box>
          </draw:frame>
          <draw:frame draw:style-name="gr3" draw:text-style-name="P2" draw:layer="layout" svg:width="4.7cm" svg:height="0.75cm" svg:x="14.4cm" svg:y="5.9cm">
            <draw:text-box>
              <text:p text:style-name="P2"><text:span text:style-name="T1">Reference sequence</text:span></text:p>
            </draw:text-box>
          </draw:frame>
          <draw:line draw:style-name="gr4" draw:text-style-name="P1" draw:layer="layout" svg:x1="6.5cm" svg:y1="6.9cm" svg:x2="6.5cm" svg:y2="9.5cm">
            <text:p/>
          </draw:line>
          <draw:custom-shape draw:style-name="gr5" draw:text-style-name="P3" draw:layer="layout" svg:width="0.8cm" svg:height="0.8cm" svg:x="7cm" svg:y="7.7cm">
            <text:p text:style-name="P3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layer="layout" svg:width="0.649cm" svg:height="0.53cm" svg:x="4.751cm" svg:y="8.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layer="layout" svg:width="0.674cm" svg:height="0.53cm" svg:x="9.1cm" svg:y="12.2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style-name="gr4" draw:text-style-name="P1" draw:layer="layout" svg:x1="2.5cm" svg:y1="9.8cm" svg:x2="2.5cm" svg:y2="15.6cm">
            <text:p/>
          </draw:line>
          <draw:custom-shape draw:style-name="gr7" draw:text-style-name="P1" draw:layer="layout" svg:width="0.5cm" svg:height="3.7cm" svg:x="10.2cm" svg:y="9.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8" draw:text-style-name="P2" draw:layer="layout" svg:width="2.6cm" svg:height="0.725cm" svg:x="10.3cm" svg:y="9.8cm">
            <draw:text-box>
              <text:p text:style-name="P2"><text:span text:style-name="T1">Windows</text:span></text:p>
            </draw:text-box>
          </draw:frame>
          <draw:line draw:style-name="gr4" draw:text-style-name="P1" draw:layer="layout" svg:x1="3.3cm" svg:y1="10.5cm" svg:x2="3.4cm" svg:y2="15.6cm">
            <text:p/>
          </draw:line>
          <draw:line draw:style-name="gr4" draw:text-style-name="P1" draw:layer="layout" svg:x1="7.1cm" svg:y1="13.2cm" svg:x2="7.1cm" svg:y2="15.6cm">
            <text:p/>
          </draw:line>
          <draw:frame draw:style-name="gr3" draw:text-style-name="P4" draw:layer="layout" svg:width="2.1cm" svg:height="0.75cm" svg:x="4.4cm" svg:y="15cm">
            <draw:text-box>
              <text:p text:style-name="P4"><text:span text:style-name="T2">. . .</text:span></text:p>
            </draw:text-box>
          </draw:frame>
          <draw:frame draw:style-name="gr6" draw:layer="layout" svg:width="1.301cm" svg:height="0.543cm" svg:x="1.7cm" svg:y="15.557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1.314cm" svg:height="0.543cm" svg:x="2.986cm" svg:y="15.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layer="layout" svg:width="1.326cm" svg:height="0.543cm" svg:x="6.574cm" svg:y="15.557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custom-shape draw:style-name="gr5" draw:text-style-name="P3" draw:layer="layout" svg:width="0.8cm" svg:height="0.8cm" svg:x="4.6cm" svg:y="13.4cm">
            <text:p text:style-name="P3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" draw:layer="layout" svg:x1="1.8cm" svg:y1="16.1cm" svg:x2="1.8cm" svg:y2="16.6cm">
              <text:p/>
            </draw:line>
            <draw:g>
              <draw:line draw:style-name="gr9" draw:text-style-name="P1" draw:layer="layout" svg:x1="1.8cm" svg:y1="16.6cm" svg:x2="8cm" svg:y2="16.6cm">
                <text:p/>
              </draw:line>
              <draw:line draw:style-name="gr9" draw:text-style-name="P1" draw:layer="layout" svg:x1="7.999cm" svg:y1="16.099cm" svg:x2="7.999cm" svg:y2="16.599cm">
                <text:p/>
              </draw:line>
            </draw:g>
          </draw:g>
          <draw:frame draw:style-name="gr6" draw:layer="layout" svg:width="1.004cm" svg:height="0.509cm" svg:x="4.174cm" svg:y="17.957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line draw:style-name="gr4" draw:text-style-name="P1" draw:layer="layout" svg:x1="4.7cm" svg:y1="16.6cm" svg:x2="4.7cm" svg:y2="17.9cm">
            <text:p/>
          </draw:line>
          <draw:custom-shape draw:style-name="gr5" draw:text-style-name="P3" draw:layer="layout" svg:width="0.8cm" svg:height="0.8cm" svg:x="5.1cm" svg:y="16.9cm">
            <text:p text:style-name="P3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5.6cm" svg:y1="7.2cm" svg:x2="15.6cm" svg:y2="15.7cm">
            <text:p/>
          </draw:line>
          <draw:line draw:style-name="gr4" draw:text-style-name="P1" draw:layer="layout" svg:x1="15.6cm" svg:y1="15.8cm" svg:x2="8.2cm" svg:y2="15.8cm">
            <text:p/>
          </draw:line>
          <draw:custom-shape draw:style-name="gr5" draw:text-style-name="P3" draw:layer="layout" svg:width="0.8cm" svg:height="0.8cm" svg:x="20.3cm" svg:y="8.7cm">
            <text:p text:style-name="P3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2" draw:layer="layout" svg:width="5.7cm" svg:height="1.199cm" svg:x="21.4cm" svg:y="8.8cm">
            <draw:text-box>
              <text:p text:style-name="P2"><text:span text:style-name="T1">Extract overlapping windows of fixed lehgth</text:span></text:p>
            </draw:text-box>
          </draw:frame>
          <draw:custom-shape draw:style-name="gr5" draw:text-style-name="P3" draw:layer="layout" svg:width="0.8cm" svg:height="0.8cm" svg:x="20.35cm" svg:y="10.651cm">
            <text:p text:style-name="P3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2" draw:layer="layout" svg:width="5.7cm" svg:height="1.199cm" svg:x="21.45cm" svg:y="10.751cm">
            <draw:text-box>
              <text:p text:style-name="P2"><text:span text:style-name="T1">Assign anomaly scores to windows</text:span></text:p>
            </draw:text-box>
          </draw:frame>
          <draw:custom-shape draw:style-name="gr5" draw:text-style-name="P3" draw:layer="layout" svg:width="0.8cm" svg:height="0.8cm" svg:x="20.35cm" svg:y="12.851cm">
            <text:p text:style-name="P3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2" draw:layer="layout" svg:width="5.7cm" svg:height="1.199cm" svg:x="21.45cm" svg:y="12.951cm">
            <draw:text-box>
              <text:p text:style-name="P2"><text:span text:style-name="T1">Obtain anomaly score for the entire test sequenc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K </meta:initial-creator>
    <meta:creation-date>2014-05-07T14:50:40</meta:creation-date>
    <dc:date>2014-05-07T15:22:38</dc:date>
    <dc:creator>cK </dc:creator>
    <meta:editing-duration>PT1M37S</meta:editing-duration>
    <meta:editing-cycles>1</meta:editing-cycles>
    <meta:document-statistic meta:object-count="42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sub>
        <mi>w</mi>
        <mn>1</mn>
      </msub>
    </mrow>
    <annotation encoding="StarMath 5.0">w_1</annotation>
  </semantics>
</math>
</file>

<file path=Object 2/content.xml><?xml version="1.0" encoding="utf-8"?>
<math xmlns="http://www.w3.org/1998/Math/MathML">
  <semantics>
    <mrow>
      <msub>
        <mi>w</mi>
        <mi>k</mi>
      </msub>
    </mrow>
    <annotation encoding="StarMath 5.0">w_k</annotation>
  </semantics>
</math>
</file>

<file path=Object 3/content.xml><?xml version="1.0" encoding="utf-8"?>
<math xmlns="http://www.w3.org/1998/Math/MathML">
  <semantics>
    <mrow>
      <mi>A</mi>
      <mrow>
        <mo stretchy="false">(</mo>
        <mrow>
          <msub>
            <mi>w</mi>
            <mn>1</mn>
          </msub>
        </mrow>
        <mo stretchy="false">)</mo>
      </mrow>
    </mrow>
    <annotation encoding="StarMath 5.0">A(w_1)</annotation>
  </semantics>
</math>
</file>

<file path=Object 4/content.xml><?xml version="1.0" encoding="utf-8"?>
<math xmlns="http://www.w3.org/1998/Math/MathML">
  <semantics>
    <mrow>
      <mi>A</mi>
      <mrow>
        <mo stretchy="false">(</mo>
        <mrow>
          <msub>
            <mi>w</mi>
            <mn>2</mn>
          </msub>
        </mrow>
        <mo stretchy="false">)</mo>
      </mrow>
    </mrow>
    <annotation encoding="StarMath 5.0">A(w_2)</annotation>
  </semantics>
</math>
</file>

<file path=Object 5/content.xml><?xml version="1.0" encoding="utf-8"?>
<math xmlns="http://www.w3.org/1998/Math/MathML">
  <semantics>
    <mrow>
      <mi>A</mi>
      <mrow>
        <mo stretchy="false">(</mo>
        <mrow>
          <msub>
            <mi>w</mi>
            <mi>k</mi>
          </msub>
        </mrow>
        <mo stretchy="false">)</mo>
      </mrow>
    </mrow>
    <annotation encoding="StarMath 5.0">A(w_k)</annotation>
  </semantics>
</math>
</file>

<file path=Object 6/content.xml><?xml version="1.0" encoding="utf-8"?>
<math xmlns="http://www.w3.org/1998/Math/MathML">
  <semantics>
    <mrow>
      <mi>A</mi>
      <mrow>
        <mo stretchy="false">(</mo>
        <mrow>
          <mi>t</mi>
        </mrow>
        <mo stretchy="false">)</mo>
      </mrow>
    </mrow>
    <annotation encoding="StarMath 5.0">A(t)</annotation>
  </semantics>
</math>
</file>